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000000060361BDF37C05E17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fo:text-align="center" style:justify-single-word="false"/>
      <style:text-properties fo:font-size="14pt" officeooo:rsid="00039291" officeooo:paragraph-rsid="00039291" style:font-size-asian="12.25pt" style:font-size-complex="14pt"/>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paragraph-properties fo:margin-top="0cm" fo:margin-bottom="0.499cm" style:contextual-spacing="false"/>
    </style:style>
    <style:style style:name="P5" style:family="paragraph" style:parent-style-name="Text_20_body">
      <style:paragraph-properties fo:margin-top="0cm" fo:margin-bottom="0cm" style:contextual-spacing="false"/>
      <style:text-properties officeooo:paragraph-rsid="0004efae"/>
    </style:style>
    <style:style style:name="P6" style:family="paragraph" style:parent-style-name="Text_20_body">
      <style:paragraph-properties fo:text-align="justify" style:justify-single-word="false"/>
      <style:text-properties style:font-name="Liberation Serif"/>
    </style:style>
    <style:style style:name="P7" style:family="paragraph" style:parent-style-name="Text_20_body">
      <style:paragraph-properties fo:margin-top="0cm" fo:margin-bottom="0.499cm" style:contextual-spacing="false" fo:text-align="justify" style:justify-single-word="false"/>
    </style:style>
    <style:style style:name="P8" style:family="paragraph" style:parent-style-name="Text_20_body">
      <style:paragraph-properties fo:text-align="justify" style:justify-single-word="false"/>
    </style:style>
    <style:style style:name="T1" style:family="text">
      <style:text-properties officeooo:rsid="0004efae"/>
    </style:style>
    <style:style style:name="T2" style:family="text">
      <style:text-properties style:font-name="Liberation Serif"/>
    </style:style>
    <style:style style:name="fr1"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ication </text:p>
      <text:p text:style-name="P1"/>
      <text:p text:style-name="P5"><text:span text:style-name="T1">Bonjour à tous,</text:span></text:p>
      <text:p text:style-name="P5"><text:span text:style-name="Source_20_Text"/></text:p>
      <text:p text:style-name="Text_20_body">Aujourd'hui, je vais vous présenter le projet sur lequel j'ai travaillé, qui consiste à développer un programme générateur de mots de passe sécurisés avec gestion des utilisateurs.</text:p>
      <text:p text:style-name="Text_20_body">Le programme que j'ai créé est écrit en langage C et se compose de plusieurs parties. Commençons par expliquer le code ligne par ligne en mettant l'accent sur les aspects techniques.</text:p>
      <text:p text:style-name="Text_20_body">Tout d'abord, nous incluons les bibliothèques nécessaires telles que "stdio.h" pour les entrées/sorties, "stdlib.h" pour la gestion de la mémoire, "string.h" pour les opérations sur les chaînes de caractères, "time.h" pour la gestion du temps et "stdbool.h" pour l'utilisation des booléens.</text:p>
      <text:p text:style-name="Text_20_body">Ensuite, nous définissons quelques constantes pour le programme, telles que "MAX_LOGIN_LENGTH" qui représente la longueur maximale d'un nom d'utilisateur, "MAX_PASSWORD_LENGTH" qui indique la longueur maximale d'un mot de passe, et "MAX_USERS" qui spécifie le nombre maximal d'utilisateurs que nous pouvons enregistrer.</text:p>
      <text:p text:style-name="Text_20_body">Nous utilisons une structure de données appelée "User" qui contient deux champs : "login" pour le nom d'utilisateur et "password" pour le mot de passe. Nous avons également un tableau "users" de type "User" pour stocker les utilisateurs enregistrés, et une variable "num_users" pour suivre le nombre d'utilisateurs actuellement enregistrés.</text:p>
      <text:p text:style-name="Text_20_body">La fonction "generate_password()" est responsable de la génération d'un mot de passe sécurisé. Elle utilise un ensemble de caractères "charset" qui comprend des lettres minuscules, des lettres majuscules, des chiffres et des caractères spéciaux. La taille de cet ensemble est stockée dans "charset_size". En utilisant la fonction "rand()" et "srand()" avec une graine basée sur le temps, nous générons un mot de passe aléatoire en choisissant un caractère aléatoire de "charset" pour chaque position dans le mot de passe. Le mot de passe généré est ensuite retourné.</text:p>
      <text:p text:style-name="Text_20_body">La fonction "add_user()" permet d'ajouter un nouvel utilisateur. Elle prend en paramètre un nom d'utilisateur et un mot de passe. Tout d'abord, nous vérifions si nous avons atteint le nombre maximal d'utilisateurs autorisés. Si c'est le cas, nous affichons un message indiquant que le nombre maximal d'utilisateurs a été atteint et nous retournons false.</text:p>
      <text:p text:style-name="Text_20_body">Ensuite, nous parcourons le tableau "users" pour vérifier si un utilisateur avec le même nom d'utilisateur existe déjà. Si c'est le cas, nous affichons un message indiquant que le nom d'utilisateur existe déjà et nous retournons false.</text:p>
      <text:p text:style-name="Text_20_body">Si l'utilisateur n'existe pas encore, nous créons une nouvelle structure "User" et copions le nom d'utilisateur et le mot de passe fournis. Nous ajoutons ensuite cette structure à notre tableau "users" et augmentons la variable "num_users" de 1. Finalement, nous affichons un message indiquant que l'utilisateur a été ajouté avec succès et nous retournons true.</text:p>
      <text:p text:style-name="Text_20_body">La fonction "print_users()" permet d'afficher tous les utilisateurs enregistrés avec leur nom d'utilisateur et leur mot de passe. Nous parcourons simplement le tableau "users" et affichons les informations pour chaque utilisateur.</text:p>
      <text:p text:style-name="Text_20_body"><text:soft-page-break/>Enfin, nous arrivons à la fonction "main()"<draw:frame draw:style-name="fr1" draw:name="Image2" text:anchor-type="char" svg:x="0cm" svg:width="0.041cm" svg:height="0.041cm" draw:z-index="0"><draw:image xlink:href="Pictures/100000000000006000000060361BDF37C05E1773.png" xlink:type="simple" xlink:show="embed" xlink:actuate="onLoad" draw:mime-type="image/png"/><svg:title>User</svg:title></draw:frame>, qui est le point d'entrée de notre programme, nous commençons par déclarer une variable "choice" pour stocker le choix de l'utilisateur.</text:p>
      <text:p text:style-name="Text_20_body">Ensuite, nous entrons dans une boucle "do-while" qui affiche un menu à l'utilisateur et lui demande de faire un choix. Le menu comprend trois options : ajouter un utilisateur, afficher les utilisateurs enregistrés ou quitter le programme.</text:p>
      <text:p text:style-name="Text_20_body">L'utilisateur est invité à saisir son choix à l'aide de la fonction "scanf()" qui lit un entier et le stocke dans la variable "choice".</text:p>
      <text:p text:style-name="Text_20_body">Nous utilisons ensuite une structure de contrôle "switch-case" pour effectuer différentes actions en fonction du choix de l'utilisateur.</text:p>
      <text:p text:style-name="Text_20_body">Si l'utilisateur choisit l'option 1, nous lui demandons de saisir un nom d'utilisateur en utilisant "scanf()" et stockons la valeur dans la variable "login". Ensuite, nous appelons la fonction "generate_password()" pour générer un mot de passe aléatoire.</text:p>
      <text:p text:style-name="Text_20_body">Si l'utilisateur choisit l'option 2, nous appelons simplement la fonction "print_users()" pour afficher tous les utilisateurs enregistrés.</text:p>
      <text:p text:style-name="Text_20_body">Si l'utilisateur choisit l'option 3, nous affichons un message indiquant que le programme se termine et sortons de la boucle.</text:p>
      <text:p text:style-name="Text_20_body">Si l'utilisateur choisit une option invalide, nous affichons un message d'erreur.</text:p>
      <text:p text:style-name="Text_20_body">La boucle "do-while" continue tant que l'utilisateur n'a pas choisi l'option de quitter (option 3).</text:p>
      <text:p text:style-name="Text_20_body">Enfin, nous retournons 0 pour indiquer que le programme s'est terminé avec succès.</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7"><text:soft-page-break/><text:span text:style-name="Source_20_Text"><text:span text:style-name="T2">Hello everyone,</text:span></text:span></text:p>
      <text:p text:style-name="P6">Today, I will present the project I have been working on, which involves developing a program that generates secure passwords with user management. The program I created is written in the C language and consists of several parts. Let's start by explaining the code line by line, focusing on the technical aspects.</text:p>
      <text:p text:style-name="P6">Firstly, we include the necessary libraries such as "stdio.h" for input/output, "stdlib.h" for memory management, "string.h" for string operations, "time.h" for time management, and "stdbool.h" for using booleans.</text:p>
      <text:p text:style-name="P6">Next, we define some constants for the program, such as "MAX_LOGIN_LENGTH" which represents the maximum length of a username, "MAX_PASSWORD_LENGTH" which indicates the maximum length of a password, and "MAX_USERS" which specifies the maximum number of users we can register.</text:p>
      <text:p text:style-name="P6">We use a data structure called "User" which has two fields: "login" for the username and "password" for the password. We also have an array "users" of type "User" to store the registered users, and a variable "num_users" to keep track of the currently registered users.</text:p>
      <text:p text:style-name="P6">The function "generate_password()" is responsible for generating a secure password. It uses a character set "charset" that includes lowercase letters, uppercase letters, numbers, and special characters. The size of this set is stored in "charset_size". By using the "rand()" function and "srand()" with a seed based on time, we generate a random password by choosing a random character from the "charset" for each position in the password. The generated password is then returned.</text:p>
      <text:p text:style-name="P6">The function "add_user()" allows adding a new user. It takes a username and password as parameters. First, we check if we have reached the maximum allowed number of users. If so, we display a message indicating that the maximum number of users has been reached and return false.</text:p>
      <text:p text:style-name="P6">Then, we iterate through the "users" array to check if a user with the same username already exists. If it does, we display a message indicating that the username already exists and return false.</text:p>
      <text:p text:style-name="P6">If the user does not exist yet, we create a new "User" structure and copy the provided username and password. We then add this structure to our "users" array and increase the "num_users" variable by 1. Finally, we display a message indicating that the user has been successfully added and return true.</text:p>
      <text:p text:style-name="P6">The function "print_users()" displays all the registered users with their username and password. We simply iterate through the "users" array and display the information for each user.</text:p>
      <text:p text:style-name="P6">Finally, we come to the "main()" function, which is the entry point of our program. We start by declaring a variable "choice" to store the user's choice.</text:p>
      <text:p text:style-name="P6">Then, we enter a "do-while" loop that displays a menu to the user and asks them to make a choice. The menu has three options: add a user, display registered users, or quit the program.</text:p>
      <text:p text:style-name="P6">The user is prompted to enter their choice using the "scanf()" function, which reads an integer and stores it in the "choice" variable.</text:p>
      <text:p text:style-name="P6"><text:soft-page-break/>We then use a "switch-case" control structure to perform different actions based on the user's choice.</text:p>
      <text:p text:style-name="P6">If the user chooses option 1, we ask them to enter a username using "scanf()" and store the value in the "login" variable. Then, we call the "generate_password()" function to generate a random password.</text:p>
      <text:p text:style-name="P6">If the user chooses option 2, we simply call the "print_users()" function to display all the registered users.</text:p>
      <text:p text:style-name="P6">If the user chooses option 3, we display a message indicating that the program is ending and exit the loop.</text:p>
      <text:p text:style-name="P6">If the user chooses an invalid option, we display an error message.</text:p>
      <text:p text:style-name="P8"><text:span text:style-name="T2">The "do-</text:span><text:span text:style-name="Source_20_Text"><text:span text:style-name="T2">while" loop continues as long as the user has not chosen the exit option (option 3).</text:span></text:span></text:p>
      <text:p text:style-name="P6">Finally, we return 0 to indicate that the program has ended successfully.</text:p>
      <text:p text:style-name="P6">To summarize, this program is designed to generate secure passwords and manage users. It provides the functionality to add new users with unique usernames, generate random passwords, and display the list of registered users. It is implemented in the C programming language and utilizes various libraries and functions to achieve its objectives.</text:p>
      <text:p text:style-name="P6">This concludes the explanation of the main aspects of the code. Thank you for your attention, and if you have any questions, I'll be happy to answer them.</text:p>
      <text:p text:style-name="Text_20_body"><text:span text:style-name="Source_20_Tex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6:32:15.531047594</meta:creation-date>
    <dc:date>2023-05-15T19:59:38.394044032</dc:date>
    <meta:editing-duration>PT20M24S</meta:editing-duration>
    <meta:editing-cycles>4</meta:editing-cycles>
    <meta:generator>LibreOffice/7.3.7.2$Linux_X86_64 LibreOffice_project/30$Build-2</meta:generator>
    <meta:document-statistic meta:table-count="0" meta:image-count="1" meta:object-count="0" meta:page-count="4" meta:paragraph-count="44" meta:word-count="1374" meta:character-count="8797" meta:non-whitespace-character-count="7466"/>
  </office:meta>
</office:document-meta>
</file>